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3.419cm"/>
      <style:paragraph-properties style:writing-mode="lr-tb"/>
    </style:style>
    <style:style style:name="gr3" style:family="graphic" style:parent-style-name="standard">
      <style:graphic-properties draw:stroke="none" draw:fill="none" fo:min-height="12.089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71cm" svg:height="33.669cm" svg:x="1.029cm" svg:y="1.023cm">
          <draw:text-box>
            <text:p/>
            <text:p>Podria un computador dar una explicacion a los misterios de la vida que siguen sin respuesta ?</text:p>
            <text:p/>
            <text:p/>
            <text:p>existe una inteligencia tal que es capaz de disenyar a todas las criaturas vivientes ?</text:p>
            <text:p>Y de ser asi, esa inteligencia adonde esta ?</text:p>
            <text:p/>
            <text:p>que somos ?</text:p>
            <text:p>porque estamos aqui ?</text:p>
            <text:p>porque morimos ?</text:p>
            <text:p>Y cual sera nuestra mision ?</text:p>
            <text:p/>
            <text:p/>
            <text:p>El contenido de estas paginas es,</text:p>
            <text:p>a grandes razgos,</text:p>
            <text:p>la descripcion de un <text:s/>modelo teorico de computador.</text:p>
            <text:p/>
            <text:p>que sera definido en detalle,</text:p>
            <text:p>puesto a prueba</text:p>
            <text:p>y analizado en sus caracteristicas mas relevantes.</text:p>
            <text:p/>
            <text:p/>
            <text:p>Y aunque el contenido principal se encuentra dentro del dominio de las ciencias de la computacion,</text:p>
            <text:p>El relato esta dirigido a todas las personas,</text:p>
            <text:p>y no es necesario ningun conocimiento previo para entenderl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3cm" svg:height="12.339cm" svg:x="1.019cm" svg:y="0.987cm">
          <draw:text-box>
            <text:p>Se trata de un modelo conceptual,</text:p>
            <text:p>extremadamente simple,</text:p>
            <text:p>Que, sin embargo, posee una inteligencia dificilmente superable.</text:p>
            <text:p/>
            <text:p>Un tipo de inteligencia que podria llamarse,</text:p>
            <text:p>inteligencia natural.</text:p>
            <text:p/>
            <text:p>La maquina que se expone aquí, ademas,</text:p>
            <text:p>esta viva.</text:p>
            <text:p/>
            <text:p>Seguramente,</text:p>
            <text:p>no sera el tipo de computador que se vende en las tiendas.</text:p>
            <text:p/>
            <text:p>Y en mi opinion,</text:p>
            <text:p>imaginarlo en funcionamiento,</text:p>
            <text:p>podria abrir los ojos del lector a un universo diferente</text:p>
            <text:p>y dar respuesta, quizas, a alguno de los enigmas de la existencia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31T20:15:27.089000000</dc:date>
    <meta:editing-duration>PT3H49M</meta:editing-duration>
    <meta:editing-cycles>52</meta:editing-cycles>
    <meta:generator>LibreOffice/7.3.5.2$Windows_X86_64 LibreOffice_project/184fe81b8c8c30d8b5082578aee2fed2ea847c01</meta:generator>
    <meta:document-statistic meta:object-count="34"/>
  </office:meta>
</office:document-meta>
</file>